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191141" officeooo:paragraph-rsid="001911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9:55:00.039250981</meta:creation-date>
    <dc:title>roboto</dc:title>
    <meta:editing-duration>P0D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roboto" xlink:href="../../../../Templates/Styles/roboto.ott" meta:date="2018-06-04T19:54:57.714076210"/>
  </office:meta>
</office:document-meta>
</file>